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5d2f" officeooo:paragraph-rsid="000e5d2f" style:font-weight-asian="bold" style:font-weight-complex="bold"/>
    </style:style>
    <style:style style:name="P2" style:family="paragraph" style:parent-style-name="Standard">
      <style:text-properties fo:font-weight="normal" officeooo:rsid="000e5d2f" officeooo:paragraph-rsid="000e5d2f" style:font-weight-asian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0203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10203d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3d0c9" officeooo:paragraph-rsid="0013d0c9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a974" officeooo:paragraph-rsid="0018a974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0203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0203d" officeooo:paragraph-rsid="0010203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10185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1b43e" officeooo:paragraph-rsid="0011b43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11b43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3a8eb" officeooo:paragraph-rsid="0013a8eb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bold" officeooo:rsid="0013a8eb" officeooo:paragraph-rsid="0013a8eb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bold" officeooo:rsid="001a1772" officeooo:paragraph-rsid="001a1772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officeooo:rsid="015650ca" officeooo:paragraph-rsid="001a1772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3a8eb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15650ca" officeooo:paragraph-rsid="0018f1f5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1a1772" officeooo:paragraph-rsid="001a1772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7a9430" officeooo:paragraph-rsid="0010203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534c7b" officeooo:paragraph-rsid="0011b4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1a1772" officeooo:paragraph-rsid="001a1772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7a9430" officeooo:paragraph-rsid="0010203d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1bc072" officeooo:paragraph-rsid="001bc072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1bc072" officeooo:paragraph-rsid="001d82f0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1bc072" officeooo:paragraph-rsid="001e6a30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1e7a59" officeooo:paragraph-rsid="001e7a59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1ec490" officeooo:paragraph-rsid="001ec490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1fdfef" officeooo:paragraph-rsid="001fdfef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43f8e" officeooo:paragraph-rsid="00243f8e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43f8e" officeooo:paragraph-rsid="0025b36c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d513a" officeooo:paragraph-rsid="002d513a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43f8e" officeooo:paragraph-rsid="001bc072" style:font-weight-asian="normal" style:font-weight-complex="normal"/>
    </style:style>
    <style:style style:name="P33" style:family="paragraph" style:parent-style-name="Standard">
      <style:text-properties fo:font-weight="bold" officeooo:rsid="00351cd7" officeooo:paragraph-rsid="00351cd7" style:font-weight-asian="bold" style:font-weight-complex="bold"/>
    </style:style>
    <style:style style:name="P34" style:family="paragraph" style:parent-style-name="Standard">
      <style:text-properties fo:font-weight="bold" officeooo:rsid="000e5d2f" officeooo:paragraph-rsid="000e5d2f" style:font-weight-asian="bold" style:font-weight-complex="bold"/>
    </style:style>
    <style:style style:name="T1" style:family="text">
      <style:text-properties officeooo:rsid="01534c7b"/>
    </style:style>
    <style:style style:name="T2" style:family="text">
      <style:text-properties officeooo:rsid="015650ca"/>
    </style:style>
    <style:style style:name="T3" style:family="text">
      <style:text-properties fo:font-weight="normal" officeooo:rsid="0013a8eb" style:font-weight-asian="normal" style:font-weight-complex="normal"/>
    </style:style>
    <style:style style:name="T4" style:family="text">
      <style:text-properties officeooo:rsid="0010203d"/>
    </style:style>
    <style:style style:name="T5" style:family="text">
      <style:text-properties officeooo:rsid="0011b43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3d0c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f1f5"/>
    </style:style>
    <style:style style:name="T10" style:family="text">
      <style:text-properties officeooo:rsid="001a177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a1772" style:font-weight-asian="normal" style:font-weight-complex="normal"/>
    </style:style>
    <style:style style:name="T13" style:family="text">
      <style:text-properties officeooo:rsid="001d82f0"/>
    </style:style>
    <style:style style:name="T14" style:family="text">
      <style:text-properties officeooo:rsid="001e6a30"/>
    </style:style>
    <style:style style:name="T15" style:family="text">
      <style:text-properties officeooo:rsid="001ec2bc"/>
    </style:style>
    <style:style style:name="T16" style:family="text">
      <style:text-properties officeooo:rsid="0025b36c"/>
    </style:style>
    <style:style style:name="T17" style:family="text">
      <style:text-properties officeooo:rsid="0027a354"/>
    </style:style>
    <style:style style:name="T18" style:family="text">
      <style:text-properties officeooo:rsid="002926d8"/>
    </style:style>
    <style:style style:name="T19" style:family="text">
      <style:text-properties officeooo:rsid="002f7106"/>
    </style:style>
    <style:style style:name="T20" style:family="text">
      <style:text-properties officeooo:rsid="00351c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ownloads required for the Arduino Project:<text:tab/>Checked July 2024</text:p>
      <text:p text:style-name="P1"/>
      <text:p text:style-name="P2"/>
      <text:p text:style-name="P20">The Arduino development environment.</text:p>
      <text:p text:style-name="P11"><text:span text:style-name="T1">Go to <text:tab/></text:span><text:a xlink:type="simple" xlink:href="https://www.microsoft.com/en-gb/store/b/sale" text:style-name="Internet_20_link" text:visited-style-name="Visited_20_Internet_20_Link">https://www.microsoft.com/en-gb/store/b/sale</text:a></text:p>
      <text:p text:style-name="P10">Click on search and type Arduino IDE</text:p>
      <text:p text:style-name="P10">Click again, then go to download</text:p>
      <text:p text:style-name="P10">File : Arduino IDE Installer.exe will be downloaded.</text:p>
      <text:p text:style-name="P10">Click on it to install Arduino IDE </text:p>
      <text:p text:style-name="P10"/>
      <text:p text:style-name="P12">Note: Arduino places two folders under Documents: Arduino and Arduinodata</text:p>
      <text:p text:style-name="P9"/>
      <text:p text:style-name="P8">My current version<text:tab/>Arduino 1.8.19 (Windows Store 1.8.57.0)</text:p>
      <text:p text:style-name="P10">Just downloaded<text:tab/><text:span text:style-name="T4">Arduino 1.8.19 (Windows Store 1.8.57.0)</text:span></text:p>
      <text:p text:style-name="P8"/>
      <text:p text:style-name="P8">New version Arduino 2.3.2 <text:span text:style-name="T5">expected soon.</text:span></text:p>
      <text:p text:style-name="P7"/>
      <text:p text:style-name="P13">Bray++ Terminal</text:p>
      <text:p text:style-name="P16"><text:span text:style-name="T3">Go to<text:tab/></text:span><text:span text:style-name="T6">https://www.sites.google.com/site/terminalbpp/ </text:span></text:p>
      <text:p text:style-name="P3"/>
      <text:p text:style-name="P5">Several versions are available:<text:tab/>O<text:span text:style-name="T20">nly</text:span> one is suitable for use here.</text:p>
      <text:p text:style-name="P5">Due to some confusion download </text:p>
      <text:p text:style-name="P5">Terminal20130116<text:tab/>Last modified 16 Jan 2013<text:tab/>AND</text:p>
      <text:p text:style-name="P5">Terminal20130820<text:tab/>Last modified 20 Aug 2013</text:p>
      <text:p text:style-name="P5">Don’t bother with the latest version (The auto scroll does not appear to work)</text:p>
      <text:p text:style-name="P5"/>
      <text:p text:style-name="P6">I found <text:span text:style-name="T7">Terminal20130116 </text:span>to be OK</text:p>
      <text:p text:style-name="P5"/>
      <text:p text:style-name="P17"><text:span text:style-name="T8">Programmers notepad</text:span> </text:p>
      <text:p text:style-name="P7"><text:span text:style-name="T9">Go to<text:tab/></text:span><text:a xlink:type="simple" xlink:href="http://www.pnotepad.org/download/" text:style-name="Internet_20_link" text:visited-style-name="Visited_20_Internet_20_Link">http://www.pnotepad.org/download/</text:a><text:tab/> <text:span text:style-name="T9">and download the portable edition</text:span></text:p>
      <text:p text:style-name="P7"/>
      <text:p text:style-name="P18">Unzip it and cl<text:span text:style-name="T20">i</text:span>ck on pn.exe</text:p>
      <text:p text:style-name="P18"/>
      <text:p text:style-name="P14">Text by <text:s/><text:span text:style-name="T2">Joe Pardue</text:span></text:p>
      <text:p text:style-name="P7"><text:span text:style-name="T10">Go to </text:span>https://epdf.pub/c-programming-for-microcontrollers.html </text:p>
      <text:p text:style-name="P18">Click on download PDF</text:p>
      <text:p text:style-name="P18"/>
      <text:p text:style-name="P15"><text:span text:style-name="T10">The Microchip</text:span> data sheet</text:p>
      <text:p text:style-name="P19"><text:span text:style-name="T12">Go to</text:span><text:span text:style-name="T11"> </text:span><text:a xlink:type="simple" xlink:href="https://www.docdroid.net/Q6jfzd3/atmega48a-pa-88a-pa-168a-pa-328-p-ds-ds40002061a-pdf" text:style-name="Internet_20_link" text:visited-style-name="Visited_20_Internet_20_Link">https://www.docdroid.net/Q6jfzd3/atmega48a-pa-88a-pa-168a-pa-328-p-ds-ds40002061a-pdf</text:a></text:p>
      <text:p text:style-name="P21">and download.</text:p>
      <text:p text:style-name="P4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6T17:37:47.220000000</meta:creation-date>
    <meta:generator>LibreOffice/6.2.8.2$Windows_X86_64 LibreOffice_project/f82ddfca21ebc1e222a662a32b25c0c9d20169ee</meta:generator>
    <dc:date>2024-08-09T17:38:16.514000000</dc:date>
    <meta:editing-duration>PT7H24M15S</meta:editing-duration>
    <meta:editing-cycles>25</meta:editing-cycles>
    <meta:document-statistic meta:table-count="0" meta:image-count="0" meta:object-count="0" meta:page-count="1" meta:paragraph-count="28" meta:word-count="165" meta:character-count="1246" meta:non-whitespace-character-count="1101"/>
  </office:meta>
</office:document-meta>
</file>